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1cm" fo:margin-right="1cm" fo:text-indent="0cm" style:auto-text-indent="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T2" style:family="text">
      <style:text-properties style:text-underline-style="solid" style:text-underline-type="double" style:text-underline-width="auto" style:text-und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s/>0 Introduction<text:tab/>3</text:p>
          <text:p text:style-name="P4"><text:s/>0.1 Language basics<text:tab/>3</text:p>
          <text:p text:style-name="P4"><text:s/>0.2 Notation Conventions<text:tab/>3</text:p>
          <text:p text:style-name="P3"><text:s/>1 SET instruction<text:tab/>5</text:p>
          <text:p text:style-name="P4"><text:s/>1.1 Definition<text:tab/>5</text:p>
          <text:p text:style-name="P4"><text:s/>1.2 Examples<text:tab/>7</text:p>
          <text:p text:style-name="P3"><text:s/>2 MAP class<text:tab/>8</text:p>
          <text:p text:style-name="P4"><text:s/>2.1 Constructors<text:tab/>8</text:p>
          <text:p text:style-name="P4"><text:s/>2.2 Display modes<text:tab/>8</text:p>
          <text:p text:style-name="P4"><text:s/>2.3 Examples<text:tab/>8</text:p>
          <text:p text:style-name="P3"><text:s/>3 TASK class<text:tab/>9</text:p>
          <text:p text:style-name="P4"><text:s/>3.1 Constructors<text:tab/>9</text:p>
          <text:p text:style-name="P4"><text:s/>3.2 Examples<text:tab/>10</text:p>
          <text:p text:style-name="P3"><text:s/>4 AREA class<text:tab/>11</text:p>
          <text:p text:style-name="P4"><text:s/>4.1 Constructors<text:tab/>11</text:p>
          <text:p text:style-name="P4"><text:s/>4.2 Display modes<text:tab/>11</text:p>
          <text:p text:style-name="P4"><text:s/>4.3 Examples<text:tab/>12</text:p>
          <text:p text:style-name="P3"><text:s/>5 FILTER class<text:tab/>13</text:p>
          <text:p text:style-name="P4"><text:s/>5.1 Constructors<text:tab/>13</text:p>
          <text:p text:style-name="P4"><text:s/>5.2 Examples<text:tab/>14</text:p>
          <text:p text:style-name="P3"><text:s/>6 POINT class<text:tab/>15</text:p>
          <text:p text:style-name="P4"><text:s/>6.1 Static point (S) constructors<text:tab/>15</text:p>
          <text:p text:style-name="P4"><text:s/>6.2 Point from a list (L) constructors<text:tab/>15</text:p>
          <text:p text:style-name="P4"><text:s/>6.3 Logger mark (M) constructors<text:tab/>16</text:p>
          <text:p text:style-name="P4"><text:s/>6.4 Track point (T) constructors<text:tab/>16</text:p>
          <text:p text:style-name="P4"><text:s/>6.5 Display modes<text:tab/>18</text:p>
          <text:p text:style-name="P4"><text:s/>6.6 Examples<text:tab/>19</text:p>
          <text:p text:style-name="P3"><text:s/>7 RESULT class<text:tab/>20</text:p>
          <text:p text:style-name="P4"><text:s/>7.1 Constructors<text:tab/>20</text:p>
          <text:p text:style-name="P4"><text:s/>7.2 Examples<text:tab/>21</text:p>
          <text:p text:style-name="P3"><text:s/>8 Penalty class<text:tab/>22</text:p>
          <text:p text:style-name="P4"><text:s/>8.1 Constructors<text:tab/>22</text:p>
          <text:p text:style-name="P3"><text:s/>9 Full task examples<text:tab/>23</text:p>
          <text:p text:style-name="P4"><text:s/>9.1 Judge Declared Goal (nearest track point)<text:tab/>23</text:p>
          <text:p text:style-name="P4"><text:s/>9.2 Hesitation Waltz (logger marker drop)<text:tab/>23</text:p>
          <text:p text:style-name="P4"><text:s/>9.3 Gordon Bennett Memorial (logger marker drop)<text:tab/>23</text:p>
          <text:p text:style-name="P4"><text:s/>9.4 Maximum Distance Double Drop (first in / last out)<text:tab/>24</text:p>
          <text:p text:style-name="P3"><text:soft-page-break/><text:s/>10 Bugs and ideas<text:tab/>25</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Applies to absolute times (time of day) as well to relative times (time span).</text:p>
      <text:p text:style-name="Text_20_body">Examples:</text:p>
      <text:p text:style-name="Preformatted_20_Text"><text:soft-page-break/>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Sets the QNH value</text:p>
      <text:p text:style-name="List_20_Contents"><text:soft-page-break/>&lt;value&gt; is the qnh value</text:p>
      <text:h text:style-name="Heading_20_3" text:outline-level="3">Key DRATHRESHOLD</text:h>
      <text:p text:style-name="Preformatted_20_Text">set DRATHRESHOLD = &lt;value&gt;</text:p>
      <text:p text:style-name="Text_20_body">Sets the threshold for relative altitude distance computations. If the altitude difference between two points is less than the threshold, 2D distance will be computed. Otherwise, 3D distance is used. If undefined, 0m is assumed (always distance in 3D).</text:p>
      <text:p text:style-name="List_20_Contents">&lt;value&gt; is the threshold value</text:p>
      <text:h text:style-name="Heading_20_3" text:outline-level="3">Key DEFAULTALTITUDE<text:tab/></text:h>
      <text:p text:style-name="Preformatted_20_Text">set DEFAULTALTITUDE = &lt;altitude&gt;</text:p>
      <text:p text:style-name="Text_20_body">Sets the default altitude for pilot declared goals. If undefined, 0 MSL will be assumed.</text:p>
      <text:p text:style-name="List_20_Contents">&lt;altitude&gt; is the <text:s/>default altitude</text:p>
      <text:h text:style-name="Heading_20_3" text:outline-level="3">Key MAXDISTTOCROSSING</text:h>
      <text:p text:style-name="Preformatted_20_Text">set MAXDISTTOCROSSING = &lt;distance&gt;</text:p>
      <text:p text:style-name="Text_20_body">Sets the maximum allowed distance from a pilot declared goal to a valid road crossing. <text:s/>If undefined, 200m will be assumed.</text:p>
      <text:p text:style-name="List_20_Contents">&lt;distance&gt; <text:s/>maximum allowed distanc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text:soft-page-break/>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text:p>
      <text:p text:style-name="List_20_Contents">&lt;taskType&gt; is one of the AXMER allowed task type.</text:p>
      <text:h text:style-name="Heading_20_2" text:outline-level="2">Constructors</text:h>
      <text:p text:style-name="Preformatted_20_Text">&lt;taskType&gt;()</text:p>
      <text:h text:style-name="Heading_20_3" text:outline-level="3">PDG - Pilot Declared Goal</text:h>
      <text:p text:style-name="Preformatted_20_Text">PDG()</text:p>
      <text:h text:style-name="Heading_20_3" text:outline-level="3">JDG - Judge Declared Goal</text:h>
      <text:p text:style-name="Preformatted_20_Text">JDG()</text:p>
      <text:h text:style-name="Heading_20_3" text:outline-level="3">HWZ - Hesitation Waltz</text:h>
      <text:p text:style-name="Preformatted_20_Text">HWZ()</text:p>
      <text:h text:style-name="Heading_20_3" text:outline-level="3">FIN - Fly In</text:h>
      <text:p text:style-name="Preformatted_20_Text">FIN()</text:p>
      <text:h text:style-name="Heading_20_3" text:outline-level="3">FON - Fly On</text:h>
      <text:p text:style-name="Preformatted_20_Text">FON()</text:p>
      <text:h text:style-name="Heading_20_3" text:outline-level="3">HNH - Hare And Hounds</text:h>
      <text:p text:style-name="Preformatted_20_Text">HNH()</text:p>
      <text:h text:style-name="Heading_20_3" text:outline-level="3">WSD - Watership Down</text:h>
      <text:p text:style-name="Preformatted_20_Text">WSD()</text:p>
      <text:h text:style-name="Heading_20_3" text:outline-level="3">GBM - Gordon Bennett Memorial</text:h>
      <text:p text:style-name="Preformatted_20_Text">GBM()</text:p>
      <text:h text:style-name="Heading_20_3" text:outline-level="3">CRT - Calculated Rate Of Approach</text:h>
      <text:p text:style-name="Preformatted_20_Text">CRT()</text:p>
      <text:h text:style-name="Heading_20_3" text:outline-level="3">RTA - Race To An Area</text:h>
      <text:p text:style-name="Preformatted_20_Text">RTA()</text:p>
      <text:h text:style-name="Heading_20_3" text:outline-level="3"><text:soft-page-break/>ELB - Elbow</text:h>
      <text:p text:style-name="Preformatted_20_Text">ELB()</text:p>
      <text:h text:style-name="Heading_20_3" text:outline-level="3">LRN - Land Run</text:h>
      <text:p text:style-name="Preformatted_20_Text">LRN()</text:p>
      <text:h text:style-name="Heading_20_3" text:outline-level="3">MDT - Minimum Distance</text:h>
      <text:p text:style-name="Preformatted_20_Text">MDT()</text:p>
      <text:h text:style-name="Heading_20_3" text:outline-level="3">SFL - Shortest Flight</text:h>
      <text:p text:style-name="Preformatted_20_Text">SFL()</text:p>
      <text:h text:style-name="Heading_20_3" text:outline-level="3">MDD - Minimum Distance Double Drop</text:h>
      <text:p text:style-name="Preformatted_20_Text">MDD()</text:p>
      <text:h text:style-name="Heading_20_3" text:outline-level="3">XDT - Maximum Distance Time</text:h>
      <text:p text:style-name="Preformatted_20_Text">XDT()</text:p>
      <text:h text:style-name="Heading_20_3" text:outline-level="3">XDI - Maximum Distance</text:h>
      <text:p text:style-name="Preformatted_20_Text">XDI()</text:p>
      <text:h text:style-name="Heading_20_3" text:outline-level="3">XDD - Maximum Distance Double Drop</text:h>
      <text:p text:style-name="Preformatted_20_Text">XDD()</text:p>
      <text:h text:style-name="Heading_20_3" text:outline-level="3">ANG - Angle</text:h>
      <text:p text:style-name="Preformatted_20_Text">ANG()</text:p>
      <text:h text:style-name="Heading_20_3" text:outline-level="3">3DT - 3D Shape Task</text:h>
      <text:p text:style-name="Preformatted_20_Text">3DT()</text:p>
      <text:h text:style-name="Heading_20_2" text:outline-level="2">Examples</text:h>
      <text:p text:style-name="Preformatted_20_Text">TASK Task3HWZ = HWZ()<text:line-break/>TASK Task2 = JDG()</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 &lt;lowerLimit&gt;[, &lt;upperLimit&gt;]])</text:p>
      <text:p text:style-name="List_20_Contents">&lt;center&gt; is a point name used as the circle center</text:p>
      <text:p text:style-name="List_20_Contents">&lt;radius&gt; is the circle radius</text:p>
      <text:p text:style-name="List_20_Contents">&lt;lowerLimit&gt; is the lower altitude limit</text:p>
      <text:p text:style-name="List_20_Contents">&lt;upperLimit&gt; is the upper altitude limit</text:p>
      <text:h text:style-name="Heading_20_3" text:outline-level="3">Type DOME: Dome shaped area</text:h>
      <text:p text:style-name="Preformatted_20_Text">DOME(&lt;center&gt;, &lt;radius&gt;)</text:p>
      <text:p text:style-name="List_20_Contents">&lt;center&gt; is a point name used as the dome base center</text:p>
      <text:p text:style-name="List_20_Contents">&lt;radius&gt; is the dome radius</text:p>
      <text:h text:style-name="Heading_20_3" text:outline-level="3">Type POLY: Polygonal area</text:h>
      <text:p text:style-name="Preformatted_20_Text">POLY(&lt;fileName&gt;[, &lt;lowerLimit&gt;[, &lt;upperLimit&gt;]])</text:p>
      <text:p text:style-name="List_20_Contents">&lt;fileName&gt; is the name of a track file containing the polygon (trk, igc)</text:p>
      <text:p text:style-name="List_20_Contents">&lt;lowerLimit&gt; is the lower altitude limit</text:p>
      <text:p text:style-name="List_20_Contents">&lt;upperLimit&gt; is the upper altitude limit</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text:soft-page-break/>specified, blue will be used.</text:p>
      <text:h text:style-name="Heading_20_2" text:outline-level="2">Examples</text:h>
      <text:p text:style-name="Preformatted_20_Text">area Area1 = CIRCLE(P10, 100m) DEFAULT(green)<text:line-break/>area Area2 = POLY(area2.trk, 100m, 1000m)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text:soft-page-break/>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text:p>
      <text:p text:style-name="List_20_Contents">&lt;maxTime&gt; declaration upper time limit</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text:soft-page-break/>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ext:soft-page-break/>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text:soft-page-break/>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text:p>
      <text:p text:style-name="Text_20_body">Computes the projected distance (in 2D) between two points.</text:p>
      <text:h text:style-name="Heading_20_3" text:outline-level="3">Type D3D: distance in 3D</text:h>
      <text:p text:style-name="Preformatted_20_Text">D3D(&lt;pointNameA&gt;, &lt;pointNameB&gt;)</text:p>
      <text:p text:style-name="Text_20_body">Computes the distance in 3D between two points.</text:p>
      <text:h text:style-name="Heading_20_3" text:outline-level="3">Type DRAD: relative altitude dependent distance</text:h>
      <text:p text:style-name="Preformatted_20_Text">DRAD(&lt;pointNameA&gt;, &lt;pointNameB&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ext:soft-page-break/>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Penalty class</text:h>
      <text:p text:style-name="Preformatted_20_Text">PENALTY &lt;penaltyName&gt; = &lt;penaltyType&gt;(&lt;penalty params&gt;)</text:p>
      <text:p text:style-name="Text_20_body">Computes a penalty. The penalty is applied to the last defined task.</text:p>
      <text:h text:style-name="Heading_20_2" text:outline-level="2">Constructors</text:h>
      <text:p text:style-name="Preformatted_20_Text">&lt;penaltyType&gt;(&lt; penalty params&gt;)</text:p>
      <text:h text:style-name="Heading_20_3" text:outline-level="3">Type DMAX: maximum distance</text:h>
      <text:p text:style-name="Preformatted_20_Text">DMAX(&lt;pointNameA&gt;, &lt;pointNameB&gt;, &lt;distance&gt;)</text:p>
      <text:p text:style-name="Text_20_body">Applies a result penalty if the 2D distance between point A and point B is greater than the specified distance.</text:p>
      <text:p text:style-name="Text_20_body">//TODO: check the value of the applied penalty (2 x infringement?)</text:p>
      <text:h text:style-name="Heading_20_3" text:outline-level="3">Type DMIN: minimum distance</text:h>
      <text:p text:style-name="Preformatted_20_Text">DMIN(&lt;pointNameA&gt;, &lt;pointNameB&gt;, &lt;distance&gt;)</text:p>
      <text:p text:style-name="Text_20_body">Applies a result penalty if the 2D distance between point A and point B is lesser than the specified distance.</text:p>
      <text:p text:style-name="Text_20_body">//TODO: check the value of the applied penalty (2 x infringement?)</text:p>
      <text:h text:style-name="Heading_20_3" text:outline-level="3">Type BPZ: blue PZ</text:h>
      <text:p text:style-name="Preformatted_20_Text">BPZ(&lt;area&gt;)</text:p>
      <text:p text:style-name="Text_20_body">Applies a BPZ penalty to all the remaining (non-filtered) track points inside the area.</text:p>
      <text:p text:style-name="Text_20_body">//TODO: explain better</text:p>
      <text:h text:style-name="Heading_20_3" text:outline-level="3">Type RPZ: red PZ</text:h>
      <text:p text:style-name="Preformatted_20_Text">RPZ(&lt;area&gt;)</text:p>
      <text:p text:style-name="Text_20_body">Applies a RPZ penalty to all the remaining (non-filtered) track points inside the area. Actually, the new 2011 formula is used with hypotenuse distance infringement and a scale factor of 8.</text:p>
      <text:p text:style-name="Text_20_body">//TODO: explain better</text:p>
      <text:h text:style-name="Heading_20_3" text:outline-level="3">Type <text:tab/></text:h>
      <text:p text:style-name="Preformatted_20_Text">VSMAX(&lt;verticaSpeed&gt;)</text:p>
      <text:p text:style-name="Text_20_body">Applies a result penalty if the vertical speed is over the given speed</text:p>
      <text:p text:style-name="Text_20_body">//TODO: check the value of the applied penalty</text:p>
      <text:h text:style-name="Heading_20_1" text:outline-level="1">Full task examples</text:h>
      <text:h text:style-name="Heading_20_2" text:outline-level="2">Judge Declared Goal (nearest track point)</text:h>
      <text:p text:style-name="P2">TASK Task02JDG = JDG()<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1-07-02T17:51:42.18</dc:date>
    <meta:editing-duration>PT23H32M25S</meta:editing-duration>
    <meta:editing-cycles>140</meta:editing-cycles>
    <meta:generator>LibreOffice/3.3$Win32 LibreOffice_project/330m19$Build-8</meta:generator>
    <meta:document-statistic meta:table-count="0" meta:image-count="0" meta:object-count="0" meta:page-count="25" meta:paragraph-count="457" meta:word-count="3240" meta:character-count="21229"/>
  </office:meta>
</office:document-meta>
</file>